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DLLocatorImpl.getLatestImpor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LocatorImpl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LocatorImpl.getImportInputSource( String parent , String impr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SDLLocatorImpl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DLLocatorImpl.WSDLLocatorImpl( ResourceFinder resourceFinder , URI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SDLLocatorImpl.getBaseInputSour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